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graphics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</office:font-face-decls>
  <office:automatic-styles>
    <style:style style:name="P1" style:family="paragraph" style:parent-style-name="Text_20_body">
      <style:text-properties officeooo:rsid="001416a7" officeooo:paragraph-rsid="001416a7"/>
    </style:style>
    <style:style style:name="P2" style:family="paragraph" style:parent-style-name="Text_20_body">
      <style:text-properties officeooo:rsid="00148014" officeooo:paragraph-rsid="00148014"/>
    </style:style>
    <style:style style:name="T1" style:family="text">
      <style:text-properties style:font-name="Liberation Sans" fo:font-size="16pt" fo:font-weight="bold" style:font-name-asian="Noto Sans JP" style:font-size-asian="16pt" style:font-weight-asian="bold" style:font-name-complex="Arial1" style:font-size-complex="16pt" style:font-weight-complex="bold"/>
    </style:style>
    <style:style style:name="T2" style:family="text">
      <style:text-properties officeooo:rsid="001416a7"/>
    </style:style>
    <style:style style:name="fr1" style:family="graphic" style:parent-style-name="OLE">
      <style:graphic-properties style:wrap="none" style:vertical-pos="from-top" style:vertical-rel="paragraph" style:horizontal-pos="from-left" style:horizontal-rel="paragraph" draw:wrap-influence-on-position="once-concurrent" loext:allow-overlap="tru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TMLレンダリング</text:p>
      <text:h text:style-name="Heading_20_1" text:outline-level="1">構造</text:h>
      <text:h text:style-name="Heading_20_1" text:outline-level="1"><draw:frame draw:style-name="fr1" draw:name="オブジェクト1" text:anchor-type="paragraph" svg:x="0.797cm" svg:y="0.212cm" svg:width="15.771cm" svg:height="11.199cm" draw:z-index="0"><draw:object xlink:href="./Object 1" xlink:type="simple" xlink:show="embed" xlink:actuate="onLoad"/><draw:image xlink:href="./ObjectReplacements/Object 1" xlink:type="simple" xlink:show="embed" xlink:actuate="onLoad"/></draw:frame>node（移譲）</text:h>
      <text:p text:style-name="P2">メインNodeは章、部、節、款、通則のいずれか</text:p>
      <text:h text:style-name="Heading_20_2" text:outline-level="2"><text:span text:style-name="T1">メインNodeの場合</text:span></text:h>
      <text:p text:style-name="P1">子がすべてメインNodeでbody.size() == 0の時はtext</text:p>
      <text:p text:style-name="Text_20_body"><text:span text:style-name="T2">それ以外の時はlink</text:span></text:p>
      <text:h text:style-name="Heading_20_2" text:outline-level="2">区分番号の場合</text:h>
      <text:p text:style-name="Text_20_body">headerが「削除」の時は<text:span text:style-name="T2">text</text:span></text:p>
      <text:p text:style-name="Text_20_body">それ以外の時は<text:span text:style-name="T2">link</text:span></text:p>
      <text:h text:style-name="Heading_20_2" text:outline-level="2"><text:span text:style-name="T1">それ以外の場合</text:span></text:h>
      <text:p text:style-name="Text_20_body">text</text:p>
      <text:p text:style-name="Text_20_body"><text:soft-page-break/>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JP" style:font-family-asian="'Noto Sans JP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09T20:58:24.194000000</meta:creation-date>
    <dc:date>2023-06-09T21:32:03.809000000</dc:date>
    <meta:editing-duration>PT23M13S</meta:editing-duration>
    <meta:editing-cycles>3</meta:editing-cycles>
    <meta:generator>LibreOffice/7.3.4.2$Windows_X86_64 LibreOffice_project/728fec16bd5f605073805c3c9e7c4212a0120dc5</meta:generator>
    <meta:document-statistic meta:table-count="0" meta:image-count="0" meta:object-count="1" meta:page-count="2" meta:paragraph-count="12" meta:word-count="107" meta:character-count="168" meta:non-whitespace-character-count="156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Console" svg:font-family="'Lucida Console'" style:font-family-generic="modern" style:font-pitch="fixed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164cm" fo:min-width="1.97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13cm" fo:min-width="1.942cm" fo:padding-top="0.142cm" fo:padding-bottom="0.142cm" fo:padding-left="0.267cm" fo:padding-right="0.267cm"/>
      <style:paragraph-properties style:writing-mode="lr-tb"/>
    </style:style>
    <style:style style:name="gr3" style:family="graphic" style:parent-style-name="objectwithoutfill">
      <style:graphic-properties draw:marker-end="線の終点_20_6" draw:marker-end-width="0.3cm" draw:fill="none" draw:textarea-vertical-align="middle"/>
      <style:paragraph-properties style:writing-mode="lr-tb"/>
    </style:style>
    <style:style style:name="gr4" style:family="graphic" style:parent-style-name="objectwithoutfill">
      <style:graphic-properties draw:marker-end="線の終点_20_7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end="線の終点_20_8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線の終点_20_9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線の終点_20_10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線の終点_20_11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/>
      <style:text-properties style:font-name="Lucida Console"/>
    </style:style>
    <style:style style:name="P2" style:family="paragraph">
      <loext:graphic-properties draw:fill="none"/>
      <style:paragraph-properties fo:text-align="center"/>
      <style:text-properties style:font-name="Lucida Console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end"/>
    </style:style>
    <style:style style:name="P6" style:family="paragraph">
      <loext:graphic-properties draw:fill="none"/>
      <style:paragraph-properties fo:text-align="end"/>
      <style:text-properties fo:font-size="12pt" style:font-size-asian="12pt" style:font-size-complex="12p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T1" style:family="text">
      <style:text-properties style:font-name="Lucida Console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4" draw:id="id4" draw:layer="layout" svg:width="3.5cm" svg:height="2cm" svg:x="7.025cm" svg:y="2.903cm">
          <text:p text:style-name="P1"><text:span text:style-name="T1">f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3.5cm" svg:height="2cm" svg:x="7.025cm" svg:y="6.403cm">
          <text:p text:style-name="P1"><text:span text:style-name="T1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3.5cm" svg:height="2cm" svg:x="3.198cm" svg:y="9.653cm">
          <text:p text:style-name="P1"><text:span text:style-name="T1">tex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3.5cm" svg:height="2cm" svg:x="11.025cm" svg:y="9.403cm">
          <text:p text:style-name="P1"><text:span text:style-name="T1">lin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7.537cm" svg:y1="8.11cm" svg:x2="6.186cm" svg:y2="9.946cm" draw:start-shape="id1" draw:start-glue-point="7" draw:end-shape="id2" draw:end-glue-point="11" svg:d="M7537 8110l-1351 1836" svg:viewBox="0 0 1352 1837">
          <text:p text:style-name="P3"><text:span text:style-name="T2">移譲</text:span></text:p>
        </draw:connector>
        <draw:connector draw:style-name="gr4" draw:text-style-name="P4" draw:layer="layout" draw:type="line" svg:x1="10.013cm" svg:y1="8.11cm" svg:x2="11.537cm" svg:y2="9.696cm" draw:start-shape="id1" draw:start-glue-point="9" draw:end-shape="id3" draw:end-glue-point="5" svg:d="M10013 8110l1524 1586" svg:viewBox="0 0 1525 1587">
          <text:p text:style-name="P3"><text:span text:style-name="T2">移譲</text:span></text:p>
        </draw:connector>
        <draw:connector draw:style-name="gr5" draw:text-style-name="P4" draw:layer="layout" draw:type="line" svg:x1="8.775cm" svg:y1="4.903cm" svg:x2="8.775cm" svg:y2="6.403cm" draw:start-shape="id4" draw:start-glue-point="8" draw:end-shape="id1" draw:end-glue-point="4" svg:d="M8775 4903v1500" svg:viewBox="0 0 1 1501">
          <text:p text:style-name="P3"><text:span text:style-name="T2">下位ノードレンダリング</text:span></text:p>
        </draw:connector>
        <draw:connector draw:style-name="gr6" draw:text-style-name="P6" draw:layer="layout" draw:type="curve" svg:x1="14.525cm" svg:y1="10.403cm" svg:x2="10.525cm" svg:y2="3.903cm" draw:start-shape="id3" draw:start-glue-point="10" draw:end-shape="id4" draw:end-glue-point="10" svg:d="M14525 10403c778 0 2778-6500-4000-6500" svg:viewBox="0 0 4887 6501">
          <text:p text:style-name="P5"><text:span text:style-name="T2">リンク先</text:span></text:p>
          <text:p text:style-name="P5"><text:span text:style-name="T2">レンダリング</text:span></text:p>
        </draw:connector>
        <draw:connector draw:style-name="gr7" draw:text-style-name="P8" draw:layer="layout" draw:type="curve" svg:x1="3.198cm" svg:y1="10.653cm" svg:x2="7.025cm" svg:y2="7.403cm" draw:start-shape="id2" draw:start-glue-point="6" draw:end-shape="id1" draw:end-glue-point="6" svg:d="M3198 10653c-777 0-2690-3250 3827-3250" svg:viewBox="0 0 4700 3251">
          <text:p text:style-name="P7"><text:span text:style-name="T2">下位ノード</text:span></text:p>
          <text:p text:style-name="P7"><text:span text:style-name="T2">レンダリング</text:span></text:p>
        </draw:connector>
        <draw:connector draw:style-name="gr8" draw:text-style-name="P4" draw:layer="controls" draw:type="line" svg:x1="8.805cm" svg:y1="1.554cm" svg:x2="8.775cm" svg:y2="2.903cm" draw:end-shape="id4" draw:end-glue-point="4" svg:d="M8805 1554l-30 1349" svg:viewBox="0 0 31 1350">
          <text:p text:style-name="P3"><text:span text:style-name="T2">入り口</text:span></text:p>
        </draw:connector>
      </draw:page>
    </office:drawing>
  </office:body>
</office:document-content>
</file>

<file path=Object 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Console" svg:font-family="'Lucida Console'" style:font-family-generic="modern" style:font-pitch="fixed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marker draw:name="線の終点_20_10" draw:display-name="線の終点 10" svg:viewBox="0 0 20 20" svg:d="M0 20l10-20 10 20z"/>
    <draw:marker draw:name="線の終点_20_11" draw:display-name="線の終点 11" svg:viewBox="0 0 20 20" svg:d="M0 20l10-20 10 20z"/>
    <draw:marker draw:name="線の終点_20_2" draw:display-name="線の終点 2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20" svg:d="M0 20l10-20 10 20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draw:marker draw:name="線の終点_20_9" draw:display-name="線の終点 9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JP" fo:font-size="24pt" fo:language="en" fo:country="US" style:font-name-asian="Noto Serif JP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0.79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